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ef2" officeooo:paragraph-rsid="000e6ef2"/>
    </style:style>
    <style:style style:name="P2" style:family="paragraph" style:parent-style-name="Standard" style:list-style-name="L1">
      <style:text-properties officeooo:rsid="000e6ef2" officeooo:paragraph-rsid="000e6ef2"/>
    </style:style>
    <style:style style:name="P3" style:family="paragraph" style:parent-style-name="Standard" style:list-style-name="L1">
      <style:text-properties officeooo:rsid="000e6ef2" officeooo:paragraph-rsid="000ecfe1"/>
    </style:style>
    <style:style style:name="P4" style:family="paragraph" style:parent-style-name="Standard" style:list-style-name="L1">
      <style:text-properties officeooo:rsid="000ecfe1" officeooo:paragraph-rsid="000ecfe1"/>
    </style:style>
    <style:style style:name="P5" style:family="paragraph" style:parent-style-name="Standard" style:list-style-name="L1">
      <style:text-properties officeooo:rsid="000fc8f2" officeooo:paragraph-rsid="000fc8f2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ecf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References</text:span></text:p>
      <text:p text:style-name="P1"/>
      <text:p text:style-name="P1">Some of the links to the references concerning my project idea are:</text:p>
      <text:p text:style-name="P1"/>
      <text:list xml:id="list2890030919395160175" text:style-name="L1">
        <text:list-item>
          <text:p text:style-name="P2">The original moneyball -&gt; <text:a xlink:type="simple" xlink:href="http://en.wikipedia.org/wiki/Moneyball">http://en.wikipedia.org/wiki/Moneyball</text:a></text:p>
        </text:list-item>
        <text:list-item>
          <text:p text:style-name="P3">Sabermetrics -&gt; <text:s/><text:a xlink:type="simple" xlink:href="http://www-math.bgsu.edu/~albert/papers/saber.html"><text:span text:style-name="T2">http://www-math.bgsu.edu/~albert/papers/saber.html</text:span></text:a></text:p>
        </text:list-item>
        <text:list-item>
          <text:p text:style-name="P4">Research Paper om Player Performance Evaluation-&gt; <text:a xlink:type="simple" xlink:href="http://knology.net/~johnfjarvis/runs_survey.html">http://knology.net/~johnfjarvis/runs_survey.html</text:a></text:p>
        </text:list-item>
        <text:list-item>
          <text:p text:style-name="P4">Moneyball in academics(research paper) -&gt; <text:a xlink:type="simple" xlink:href="http://papers.ssrn.com/sol3/papers.cfm?abstract_id=2374581">http://papers.ssrn.com/sol3/papers.cfm?abstract_id=2374581</text:a></text:p>
        </text:list-item>
        <text:list-item>
          <text:p text:style-name="P5">Moneyball applied(research paper) -&gt; <text:a xlink:type="simple" xlink:href="http://researchbank.rmit.edu.au/view/rmit:8567/n2006006216.pdf">http://researchbank.rmit.edu.au/view/rmit:8567/n2006006216.pdf</text:a>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0:56:14.484927644</meta:creation-date>
    <dc:date>2015-04-12T23:27:51.264285219</dc:date>
    <meta:editing-duration>PT2H24M27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7" meta:word-count="44" meta:character-count="519" meta:non-whitespace-character-count="482"/>
  </office:meta>
</office:document-meta>
</file>